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ng Bến Nghé, <text:tab/><text:tab/>Quận 1, Tp. HCM</text:span></text:p>
      <text:p text:style-name="P6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5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5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5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5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4">Diễn giải:<text:tab/><text:placeholder text:placeholder-type="text">&lt;get_diengiai()&gt;</text:placeholder></text:p>
      <text:p text:style-name="P4">Phương thức thanh toán: <text:placeholder text:placeholder-type="text">&lt;get_phuongthuc_thanhtoan()&gt;</text:placeholder></text:p>
      <text:p text:style-name="P4">Số tiền: <text:tab/><text:placeholder text:placeholder-type="text">&lt;convert_amount(get_sotien())&gt;</text:placeholder></text:p>
      <text:p text:style-name="P4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4.02mm" fo:margin-bottom="8.5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8:35:44</dc:date>
    <meta:editing-duration>PT6H6M41S</meta:editing-duration>
    <meta:editing-cycles>156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2" meta:word-count="96" meta:character-count="738" meta:non-whitespace-character-count="645"/>
  </office:meta>
</office:document-meta>
</file>